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3.42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6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cc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0000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0000" fo:font-weight="bold" style:font-weight-asian="bold" style:font-weight-complex="bold"/>
    </style:style>
    <style:style style:name="ce8" style:family="table-cell" style:parent-style-name="Default" style:data-style-name="N111">
      <style:text-properties fo:color="#0000cc"/>
    </style:style>
    <style:style style:name="ce9" style:family="table-cell" style:parent-style-name="Default" style:data-style-name="N111"/>
    <style:style style:name="ce10" style:family="table-cell" style:parent-style-name="Default" style:data-style-name="N111">
      <style:text-properties fo:color="#0000ff"/>
    </style:style>
    <style:style style:name="ce11" style:family="table-cell" style:parent-style-name="Default" style:data-style-name="N2">
      <style:text-properties fo: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Sabbia Kuwait Caracciolo</text:p>
          </table:table-cell>
          <table:table-cell table:number-columns-repeated="7"/>
          <table:table-cell office:value-type="string">
            <text:p>Curva 0-600 Sabbia Kuwait Caracciolo </text:p>
          </table:table-cell>
          <table:table-cell table:number-columns-repeated="1013"/>
        </table:table-row>
        <table:table-row table:style-name="ro2">
          <table:table-cell office:value-type="string">
            <text:p>diametro</text:p>
          </table:table-cell>
          <table:table-cell office:value-type="string">
            <text:p>trattenuto (g)</text:p>
          </table:table-cell>
          <table:table-cell office:value-type="string">
            <text:p>tara</text:p>
          </table:table-cell>
          <table:table-cell office:value-type="string">
            <text:p>trattenuto netto (g)</text:p>
          </table:table-cell>
          <table:table-cell office:value-type="string">
            <text:p>Trattenuto (%)</text:p>
          </table:table-cell>
          <table:table-cell office:value-type="string">
            <text:p>passante (g)</text:p>
          </table:table-cell>
          <table:table-cell office:value-type="string">
            <text:p>Passante (%)</text:p>
          </table:table-cell>
          <table:table-cell/>
          <table:table-cell office:value-type="string">
            <text:p>diametro (<text:span text:style-name="T1">μm)</text:span></text:p>
          </table:table-cell>
          <table:table-cell office:value-type="string">
            <text:p>trattenuto netto (g)</text:p>
          </table:table-cell>
          <table:table-cell office:value-type="string">
            <text:p>Trattenuto (%)</text:p>
          </table:table-cell>
          <table:table-cell office:value-type="string">
            <text:p>passante (g)</text:p>
          </table:table-cell>
          <table:table-cell office:value-type="string">
            <text:p>Passante (%)</text:p>
          </table:table-cell>
          <table:table-cell table:number-columns-repeated="1009"/>
        </table:table-row>
        <table:table-row table:style-name="ro3">
          <table:table-cell table:style-name="ce1" office:value-type="float" office:value="1600">
            <text:p>1600</text:p>
          </table:table-cell>
          <table:table-cell table:style-name="ce1" office:value-type="float" office:value="5.5">
            <text:p>5,5</text:p>
          </table:table-cell>
          <table:table-cell table:style-name="ce4" office:value-type="float" office:value="2.775">
            <text:p>2,775</text:p>
          </table:table-cell>
          <table:table-cell table:style-name="ce1" table:formula="of:=[.B3]-[.C3]" office:value-type="float" office:value="2.725">
            <text:p>2,725</text:p>
          </table:table-cell>
          <table:table-cell table:style-name="ce8" table:formula="of:=([.D3]/[.$D$21])*100" office:value-type="float" office:value="0.964294561024806">
            <text:p>0,964</text:p>
          </table:table-cell>
          <table:table-cell table:style-name="ce1" table:formula="of:=[.D21]-[.D3]" office:value-type="float" office:value="279.865">
            <text:p>279,865</text:p>
          </table:table-cell>
          <table:table-cell table:style-name="ce11" table:formula="of:=([.F3]/[.$D$21])*100" office:value-type="float" office:value="99.0357054389752">
            <text:p>99,04</text:p>
          </table:table-cell>
          <table:table-cell table:style-name="ce1"/>
          <table:table-cell table:style-name="ce2" office:value-type="float" office:value="600">
            <text:p>600</text:p>
          </table:table-cell>
          <table:table-cell table:style-name="ce1" office:value-type="float" office:value="31">
            <text:p>31</text:p>
          </table:table-cell>
          <table:table-cell table:style-name="ce11" table:formula="of:=[.J3]/[.$J$14]*100" office:value-type="float" office:value="11.8842246501821">
            <text:p>11,88</text:p>
          </table:table-cell>
          <table:table-cell table:style-name="ce1" table:formula="of:=[.J14]-[.J3]" office:value-type="float" office:value="229.85">
            <text:p>229,85</text:p>
          </table:table-cell>
          <table:table-cell table:style-name="ce11" table:formula="of:=[.L3]/[.$J$14]*100" office:value-type="float" office:value="88.1157753498179">
            <text:p>88,12</text:p>
          </table:table-cell>
          <table:table-cell table:style-name="ce1" table:number-columns-repeated="1009"/>
        </table:table-row>
        <table:table-row table:style-name="ro3">
          <table:table-cell office:value-type="float" office:value="1400">
            <text:p>1400</text:p>
          </table:table-cell>
          <table:table-cell office:value-type="float" office:value="8.3">
            <text:p>8,3</text:p>
          </table:table-cell>
          <table:table-cell office:value-type="float" office:value="2.82">
            <text:p>2,82</text:p>
          </table:table-cell>
          <table:table-cell table:formula="of:=[.B4]-[.C4]" office:value-type="float" office:value="5.48">
            <text:p>5,48</text:p>
          </table:table-cell>
          <table:table-cell table:style-name="ce9" table:formula="of:=([.D4]/[.$D$21])*100" office:value-type="float" office:value="1.93920520895998">
            <text:p>1,939</text:p>
          </table:table-cell>
          <table:table-cell table:formula="of:=[.F3]-[.D4]" office:value-type="float" office:value="274.385">
            <text:p>274,385</text:p>
          </table:table-cell>
          <table:table-cell table:style-name="ce11" table:formula="of:=([.F4]/[.$D$21])*100" office:value-type="float" office:value="97.0965002300152">
            <text:p>97,10</text:p>
          </table:table-cell>
          <table:table-cell/>
          <table:table-cell office:value-type="float" office:value="500">
            <text:p>500</text:p>
          </table:table-cell>
          <table:table-cell office:value-type="float" office:value="37.5">
            <text:p>37,5</text:p>
          </table:table-cell>
          <table:table-cell table:style-name="ce11" table:formula="of:=[.J4]/[.$J$14]*100" office:value-type="float" office:value="14.3760782058654">
            <text:p>14,38</text:p>
          </table:table-cell>
          <table:table-cell table:formula="of:=[.L3]-[.J4]" office:value-type="float" office:value="192.35">
            <text:p>192,35</text:p>
          </table:table-cell>
          <table:table-cell table:style-name="ce11" table:formula="of:=[.L4]/[.$J$14]*100" office:value-type="float" office:value="73.7396971439525">
            <text:p>73,74</text:p>
          </table:table-cell>
          <table:table-cell table:number-columns-repeated="1009"/>
        </table:table-row>
        <table:table-row table:style-name="ro3">
          <table:table-cell table:style-name="ce2" office:value-type="float" office:value="1250">
            <text:p>1250</text:p>
          </table:table-cell>
          <table:table-cell table:style-name="ce2" office:value-type="float" office:value="9.85">
            <text:p>9,85</text:p>
          </table:table-cell>
          <table:table-cell table:style-name="ce5" office:value-type="float" office:value="2.85">
            <text:p>2,85</text:p>
          </table:table-cell>
          <table:table-cell table:style-name="ce2" table:formula="of:=[.B5]-[.C5]" office:value-type="float" office:value="7">
            <text:p>7</text:p>
          </table:table-cell>
          <table:table-cell table:style-name="ce10" table:formula="of:=([.D5]/[.$D$21])*100" office:value-type="float" office:value="2.4770869457518">
            <text:p>2,477</text:p>
          </table:table-cell>
          <table:table-cell table:style-name="ce2" table:formula="of:=[.F4]-[.D5]" office:value-type="float" office:value="267.385">
            <text:p>267,385</text:p>
          </table:table-cell>
          <table:table-cell table:style-name="ce11" table:formula="of:=([.F5]/[.$D$21])*100" office:value-type="float" office:value="94.6194132842634">
            <text:p>94,62</text:p>
          </table:table-cell>
          <table:table-cell table:style-name="ce2"/>
          <table:table-cell office:value-type="float" office:value="400">
            <text:p>400</text:p>
          </table:table-cell>
          <table:table-cell table:style-name="ce2" office:value-type="float" office:value="66.05">
            <text:p>66,05</text:p>
          </table:table-cell>
          <table:table-cell table:style-name="ce11" table:formula="of:=[.J5]/[.$J$14]*100" office:value-type="float" office:value="25.3210657465977">
            <text:p>25,32</text:p>
          </table:table-cell>
          <table:table-cell table:formula="of:=[.L4]-[.J5]" office:value-type="float" office:value="126.3">
            <text:p>126,3</text:p>
          </table:table-cell>
          <table:table-cell table:style-name="ce11" table:formula="of:=[.L5]/[.$J$14]*100" office:value-type="float" office:value="48.4186313973548">
            <text:p>48,42</text:p>
          </table:table-cell>
          <table:table-cell table:style-name="ce2" table:number-columns-repeated="1009"/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14.85">
            <text:p>14,85</text:p>
          </table:table-cell>
          <table:table-cell office:value-type="float" office:value="2.78">
            <text:p>2,78</text:p>
          </table:table-cell>
          <table:table-cell table:formula="of:=[.B6]-[.C6]" office:value-type="float" office:value="12.07">
            <text:p>12,07</text:p>
          </table:table-cell>
          <table:table-cell table:style-name="ce9" table:formula="of:=([.D6]/[.$D$21])*100" office:value-type="float" office:value="4.27120563360345">
            <text:p>4,271</text:p>
          </table:table-cell>
          <table:table-cell table:formula="of:=[.F5]-[.D6]" office:value-type="float" office:value="255.315">
            <text:p>255,315</text:p>
          </table:table-cell>
          <table:table-cell table:style-name="ce11" table:formula="of:=([.F6]/[.$D$21])*100" office:value-type="float" office:value="90.3482076506599">
            <text:p>90,35</text:p>
          </table:table-cell>
          <table:table-cell/>
          <table:table-cell office:value-type="float" office:value="355">
            <text:p>355</text:p>
          </table:table-cell>
          <table:table-cell office:value-type="float" office:value="23.1">
            <text:p>23,1</text:p>
          </table:table-cell>
          <table:table-cell table:style-name="ce11" table:formula="of:=[.J6]/[.$J$14]*100" office:value-type="float" office:value="8.85566417481311">
            <text:p>8,86</text:p>
          </table:table-cell>
          <table:table-cell table:formula="of:=[.L5]-[.J6]" office:value-type="float" office:value="103.2">
            <text:p>103,2</text:p>
          </table:table-cell>
          <table:table-cell table:style-name="ce11" table:formula="of:=[.L6]/[.$J$14]*100" office:value-type="float" office:value="39.5629672225417">
            <text:p>39,56</text:p>
          </table:table-cell>
          <table:table-cell table:number-columns-repeated="1009"/>
        </table:table-row>
        <table:table-row table:style-name="ro3">
          <table:table-cell table:style-name="ce2" office:value-type="float" office:value="850">
            <text:p>850</text:p>
          </table:table-cell>
          <table:table-cell table:style-name="ce2" office:value-type="float" office:value="14.55">
            <text:p>14,55</text:p>
          </table:table-cell>
          <table:table-cell table:style-name="ce5" office:value-type="float" office:value="2.73">
            <text:p>2,73</text:p>
          </table:table-cell>
          <table:table-cell table:style-name="ce2" table:formula="of:=[.B7]-[.C7]" office:value-type="float" office:value="11.82">
            <text:p>11,82</text:p>
          </table:table-cell>
          <table:table-cell table:style-name="ce10" table:formula="of:=([.D7]/[.$D$21])*100" office:value-type="float" office:value="4.18273824268375">
            <text:p>4,183</text:p>
          </table:table-cell>
          <table:table-cell table:style-name="ce2" table:formula="of:=[.F6]-[.D7]" office:value-type="float" office:value="243.495">
            <text:p>243,495</text:p>
          </table:table-cell>
          <table:table-cell table:style-name="ce11" table:formula="of:=([.F7]/[.$D$21])*100" office:value-type="float" office:value="86.1654694079762">
            <text:p>86,17</text:p>
          </table:table-cell>
          <table:table-cell table:style-name="ce2"/>
          <table:table-cell office:value-type="float" office:value="300">
            <text:p>300</text:p>
          </table:table-cell>
          <table:table-cell table:style-name="ce2" office:value-type="float" office:value="35.2">
            <text:p>35,2</text:p>
          </table:table-cell>
          <table:table-cell table:style-name="ce11" table:formula="of:=[.J7]/[.$J$14]*100" office:value-type="float" office:value="13.494345409239">
            <text:p>13,49</text:p>
          </table:table-cell>
          <table:table-cell table:formula="of:=[.L6]-[.J7]" office:value-type="float" office:value="68">
            <text:p>68</text:p>
          </table:table-cell>
          <table:table-cell table:style-name="ce11" table:formula="of:=[.L7]/[.$J$14]*100" office:value-type="float" office:value="26.0686218133027">
            <text:p>26,07</text:p>
          </table:table-cell>
          <table:table-cell table:style-name="ce2" table:number-columns-repeated="1009"/>
        </table:table-row>
        <table:table-row table:style-name="ro3">
          <table:table-cell office:value-type="float" office:value="710">
            <text:p>710</text:p>
          </table:table-cell>
          <table:table-cell office:value-type="float" office:value="14.35">
            <text:p>14,35</text:p>
          </table:table-cell>
          <table:table-cell office:value-type="float" office:value="2.785">
            <text:p>2,785</text:p>
          </table:table-cell>
          <table:table-cell table:formula="of:=[.B8]-[.C8]" office:value-type="float" office:value="11.565">
            <text:p>11,565</text:p>
          </table:table-cell>
          <table:table-cell table:style-name="ce9" table:formula="of:=([.D8]/[.$D$21])*100" office:value-type="float" office:value="4.09250150394565">
            <text:p>4,093</text:p>
          </table:table-cell>
          <table:table-cell table:formula="of:=[.F7]-[.D8]" office:value-type="float" office:value="231.93">
            <text:p>231,93</text:p>
          </table:table-cell>
          <table:table-cell table:style-name="ce11" table:formula="of:=([.F8]/[.$D$21])*100" office:value-type="float" office:value="82.0729679040306">
            <text:p>82,07</text:p>
          </table:table-cell>
          <table:table-cell/>
          <table:table-cell office:value-type="float" office:value="250">
            <text:p>250</text:p>
          </table:table-cell>
          <table:table-cell office:value-type="float" office:value="15.25">
            <text:p>15,25</text:p>
          </table:table-cell>
          <table:table-cell table:style-name="ce11" table:formula="of:=[.J8]/[.$J$14]*100" office:value-type="float" office:value="5.84627180371861">
            <text:p>5,85</text:p>
          </table:table-cell>
          <table:table-cell table:formula="of:=[.L7]-[.J8]" office:value-type="float" office:value="52.75">
            <text:p>52,75</text:p>
          </table:table-cell>
          <table:table-cell table:style-name="ce11" table:formula="of:=[.L8]/[.$J$14]*100" office:value-type="float" office:value="20.2223500095841">
            <text:p>20,22</text:p>
          </table:table-cell>
          <table:table-cell table:number-columns-repeated="1009"/>
        </table:table-row>
        <table:table-row table:style-name="ro3">
          <table:table-cell table:style-name="ce2" office:value-type="float" office:value="600">
            <text:p>600</text:p>
          </table:table-cell>
          <table:table-cell table:style-name="ce2" office:value-type="float" office:value="31">
            <text:p>31</text:p>
          </table:table-cell>
          <table:table-cell table:style-name="ce5" office:value-type="float" office:value="2.725">
            <text:p>2,725</text:p>
          </table:table-cell>
          <table:table-cell table:style-name="ce2" table:formula="of:=[.B9]-[.C9]" office:value-type="float" office:value="28.275">
            <text:p>28,275</text:p>
          </table:table-cell>
          <table:table-cell table:style-name="ce10" table:formula="of:=([.D9]/[.$D$21])*100" office:value-type="float" office:value="10.0056619130189">
            <text:p>10,006</text:p>
          </table:table-cell>
          <table:table-cell table:style-name="ce2" table:formula="of:=[.F8]-[.D9]" office:value-type="float" office:value="203.655">
            <text:p>203,655</text:p>
          </table:table-cell>
          <table:table-cell table:style-name="ce11" table:formula="of:=([.F9]/[.$D$21])*100" office:value-type="float" office:value="72.0673059910117">
            <text:p>72,07</text:p>
          </table:table-cell>
          <table:table-cell table:style-name="ce2"/>
          <table:table-cell office:value-type="float" office:value="212">
            <text:p>212</text:p>
          </table:table-cell>
          <table:table-cell table:style-name="ce2" office:value-type="float" office:value="11.7">
            <text:p>11,7</text:p>
          </table:table-cell>
          <table:table-cell table:style-name="ce11" table:formula="of:=[.J9]/[.$J$14]*100" office:value-type="float" office:value="4.48533640023002">
            <text:p>4,49</text:p>
          </table:table-cell>
          <table:table-cell table:formula="of:=[.L8]-[.J9]" office:value-type="float" office:value="41.05">
            <text:p>41,05</text:p>
          </table:table-cell>
          <table:table-cell table:style-name="ce11" table:formula="of:=[.L9]/[.$J$14]*100" office:value-type="float" office:value="15.737013609354">
            <text:p>15,74</text:p>
          </table:table-cell>
          <table:table-cell table:style-name="ce2" table:number-columns-repeated="1009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37.5">
            <text:p>37,5</text:p>
          </table:table-cell>
          <table:table-cell office:value-type="float" office:value="2.905">
            <text:p>2,905</text:p>
          </table:table-cell>
          <table:table-cell table:formula="of:=[.B10]-[.C10]" office:value-type="float" office:value="34.595">
            <text:p>34,595</text:p>
          </table:table-cell>
          <table:table-cell table:style-name="ce9" table:formula="of:=([.D10]/[.$D$21])*100" office:value-type="float" office:value="12.2421175554691">
            <text:p>12,242</text:p>
          </table:table-cell>
          <table:table-cell table:formula="of:=[.F9]-[.D10]" office:value-type="float" office:value="169.06">
            <text:p>169,06</text:p>
          </table:table-cell>
          <table:table-cell table:style-name="ce11" table:formula="of:=([.F10]/[.$D$21])*100" office:value-type="float" office:value="59.8251884355427">
            <text:p>59,83</text:p>
          </table:table-cell>
          <table:table-cell/>
          <table:table-cell office:value-type="float" office:value="125">
            <text:p>125</text:p>
          </table:table-cell>
          <table:table-cell office:value-type="float" office:value="25.85">
            <text:p>25,85</text:p>
          </table:table-cell>
          <table:table-cell table:style-name="ce11" table:formula="of:=[.J10]/[.$J$14]*100" office:value-type="float" office:value="9.90990990990991">
            <text:p>9,91</text:p>
          </table:table-cell>
          <table:table-cell table:formula="of:=[.L9]-[.J10]" office:value-type="float" office:value="15.2">
            <text:p>15,2</text:p>
          </table:table-cell>
          <table:table-cell table:style-name="ce11" table:formula="of:=[.L10]/[.$J$14]*100" office:value-type="float" office:value="5.82710369944413">
            <text:p>5,83</text:p>
          </table:table-cell>
          <table:table-cell table:number-columns-repeated="1009"/>
        </table:table-row>
        <table:table-row table:style-name="ro3">
          <table:table-cell office:value-type="float" office:value="400">
            <text:p>400</text:p>
          </table:table-cell>
          <table:table-cell office:value-type="float" office:value="66.05">
            <text:p>66,05</text:p>
          </table:table-cell>
          <table:table-cell table:style-name="ce6" office:value-type="float" office:value="2.855">
            <text:p>2,855</text:p>
          </table:table-cell>
          <table:table-cell table:formula="of:=[.B11]-[.C11]" office:value-type="float" office:value="63.195">
            <text:p>63,195</text:p>
          </table:table-cell>
          <table:table-cell table:style-name="ce9" table:formula="of:=([.D11]/[.$D$21])*100" office:value-type="float" office:value="22.3627870766835">
            <text:p>22,363</text:p>
          </table:table-cell>
          <table:table-cell table:formula="of:=[.F10]-[.D11]" office:value-type="float" office:value="105.865">
            <text:p>105,865</text:p>
          </table:table-cell>
          <table:table-cell table:style-name="ce11" table:formula="of:=([.F11]/[.$D$21])*100" office:value-type="float" office:value="37.4624013588591">
            <text:p>37,46</text:p>
          </table:table-cell>
          <table:table-cell/>
          <table:table-cell office:value-type="float" office:value="100">
            <text:p>100</text:p>
          </table:table-cell>
          <table:table-cell office:value-type="float" office:value="5.45">
            <text:p>5,45</text:p>
          </table:table-cell>
          <table:table-cell table:style-name="ce11" table:formula="of:=[.J11]/[.$J$14]*100" office:value-type="float" office:value="2.08932336591911">
            <text:p>2,09</text:p>
          </table:table-cell>
          <table:table-cell table:formula="of:=[.L10]-[.J11]" office:value-type="float" office:value="9.75000000000001">
            <text:p>9,75</text:p>
          </table:table-cell>
          <table:table-cell table:style-name="ce11" table:formula="of:=[.L11]/[.$J$14]*100" office:value-type="float" office:value="3.73778033352502">
            <text:p>3,74</text:p>
          </table:table-cell>
          <table:table-cell table:number-columns-repeated="1009"/>
        </table:table-row>
        <table:table-row table:style-name="ro3">
          <table:table-cell office:value-type="float" office:value="355">
            <text:p>355</text:p>
          </table:table-cell>
          <table:table-cell office:value-type="float" office:value="23.1">
            <text:p>23,1</text:p>
          </table:table-cell>
          <table:table-cell table:style-name="ce6" office:value-type="float" office:value="2.79">
            <text:p>2,79</text:p>
          </table:table-cell>
          <table:table-cell table:formula="of:=[.B12]-[.C12]" office:value-type="float" office:value="20.31">
            <text:p>20,31</text:p>
          </table:table-cell>
          <table:table-cell table:style-name="ce9" table:formula="of:=([.D12]/[.$D$21])*100" office:value-type="float" office:value="7.187090838317">
            <text:p>7,187</text:p>
          </table:table-cell>
          <table:table-cell table:formula="of:=[.F11]-[.D12]" office:value-type="float" office:value="85.555">
            <text:p>85,555</text:p>
          </table:table-cell>
          <table:table-cell table:style-name="ce11" table:formula="of:=([.F12]/[.$D$21])*100" office:value-type="float" office:value="30.2753105205421">
            <text:p>30,28</text:p>
          </table:table-cell>
          <table:table-cell/>
          <table:table-cell office:value-type="float" office:value="80">
            <text:p>80</text:p>
          </table:table-cell>
          <table:table-cell office:value-type="float" office:value="4.5">
            <text:p>4,5</text:p>
          </table:table-cell>
          <table:table-cell table:style-name="ce11" table:formula="of:=[.J12]/[.$J$14]*100" office:value-type="float" office:value="1.72512938470385">
            <text:p>1,73</text:p>
          </table:table-cell>
          <table:table-cell table:formula="of:=[.L11]-[.J12]" office:value-type="float" office:value="5.25000000000001">
            <text:p>5,25</text:p>
          </table:table-cell>
          <table:table-cell table:style-name="ce11" table:formula="of:=[.L12]/[.$J$14]*100" office:value-type="float" office:value="2.01265094882117">
            <text:p>2,01</text:p>
          </table:table-cell>
          <table:table-cell table:number-columns-repeated="1009"/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35.2">
            <text:p>35,2</text:p>
          </table:table-cell>
          <table:table-cell table:style-name="ce6" office:value-type="float" office:value="2.69">
            <text:p>2,69</text:p>
          </table:table-cell>
          <table:table-cell table:formula="of:=[.B13]-[.C13]" office:value-type="float" office:value="32.51">
            <text:p>32,51</text:p>
          </table:table-cell>
          <table:table-cell table:style-name="ce9" table:formula="of:=([.D13]/[.$D$21])*100" office:value-type="float" office:value="11.5042995151987">
            <text:p>11,504</text:p>
          </table:table-cell>
          <table:table-cell table:formula="of:=[.F12]-[.D13]" office:value-type="float" office:value="53.045">
            <text:p>53,045</text:p>
          </table:table-cell>
          <table:table-cell table:style-name="ce11" table:formula="of:=([.F13]/[.$D$21])*100" office:value-type="float" office:value="18.7710110053434">
            <text:p>18,77</text:p>
          </table:table-cell>
          <table:table-cell/>
          <table:table-cell office:value-type="float" office:value="63">
            <text:p>63</text:p>
          </table:table-cell>
          <table:table-cell office:value-type="float" office:value="5.25">
            <text:p>5,25</text:p>
          </table:table-cell>
          <table:table-cell table:style-name="ce11" table:formula="of:=[.J13]/[.$J$14]*100" office:value-type="float" office:value="2.01265094882116">
            <text:p>2,01</text:p>
          </table:table-cell>
          <table:table-cell table:formula="of:=[.L12]-[.J13]" office:value-type="float" office:value="0">
            <text:p>0</text:p>
          </table:table-cell>
          <table:table-cell table:style-name="ce11" table:formula="of:=[.L13]/[.$J$14]*100" office:value-type="float" office:value="0">
            <text:p>0,00</text:p>
          </table:table-cell>
          <table:table-cell table:number-columns-repeated="1009"/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15.25">
            <text:p>15,25</text:p>
          </table:table-cell>
          <table:table-cell table:style-name="ce6" office:value-type="float" office:value="2.72">
            <text:p>2,72</text:p>
          </table:table-cell>
          <table:table-cell table:formula="of:=[.B14]-[.C14]" office:value-type="float" office:value="12.53">
            <text:p>12,53</text:p>
          </table:table-cell>
          <table:table-cell table:style-name="ce9" table:formula="of:=([.D14]/[.$D$21])*100" office:value-type="float" office:value="4.43398563289571">
            <text:p>4,434</text:p>
          </table:table-cell>
          <table:table-cell table:formula="of:=[.F13]-[.D14]" office:value-type="float" office:value="40.515">
            <text:p>40,515</text:p>
          </table:table-cell>
          <table:table-cell table:style-name="ce11" table:formula="of:=([.F14]/[.$D$21])*100" office:value-type="float" office:value="14.3370253724477">
            <text:p>14,34</text:p>
          </table:table-cell>
          <table:table-cell table:number-columns-repeated="2"/>
          <table:table-cell table:formula="of:=SUM([.J3:.J13])" office:value-type="float" office:value="260.85">
            <text:p>260,85</text:p>
          </table:table-cell>
          <table:table-cell table:style-name="ce11" table:formula="of:=[.J14]/[.$J$14]*100" office:value-type="float" office:value="100">
            <text:p>100,00</text:p>
          </table:table-cell>
          <table:table-cell table:number-columns-repeated="1011"/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11.7">
            <text:p>11,7</text:p>
          </table:table-cell>
          <table:table-cell table:style-name="ce6" office:value-type="float" office:value="2.64">
            <text:p>2,64</text:p>
          </table:table-cell>
          <table:table-cell table:formula="of:=[.B15]-[.C15]" office:value-type="float" office:value="9.06">
            <text:p>9,06</text:p>
          </table:table-cell>
          <table:table-cell table:style-name="ce9" table:formula="of:=([.D15]/[.$D$21])*100" office:value-type="float" office:value="3.20605824693018">
            <text:p>3,206</text:p>
          </table:table-cell>
          <table:table-cell table:formula="of:=[.F14]-[.D15]" office:value-type="float" office:value="31.455">
            <text:p>31,455</text:p>
          </table:table-cell>
          <table:table-cell table:style-name="ce11" table:formula="of:=([.F15]/[.$D$21])*100" office:value-type="float" office:value="11.1309671255175">
            <text:p>11,13</text:p>
          </table:table-cell>
          <table:table-cell table:number-columns-repeated="1015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25.85">
            <text:p>25,85</text:p>
          </table:table-cell>
          <table:table-cell table:style-name="ce7" office:value-type="float" office:value="2.72">
            <text:p>2,72</text:p>
          </table:table-cell>
          <table:table-cell table:formula="of:=[.B16]-[.C16]" office:value-type="float" office:value="23.13">
            <text:p>23,13</text:p>
          </table:table-cell>
          <table:table-cell table:style-name="ce9" table:formula="of:=([.D16]/[.$D$21])*100" office:value-type="float" office:value="8.18500300789129">
            <text:p>8,185</text:p>
          </table:table-cell>
          <table:table-cell table:formula="of:=[.F15]-[.D16]" office:value-type="float" office:value="8.325">
            <text:p>8,325</text:p>
          </table:table-cell>
          <table:table-cell table:style-name="ce11" table:formula="of:=([.F16]/[.$D$21])*100" office:value-type="float" office:value="2.94596411762624">
            <text:p>2,95</text:p>
          </table:table-cell>
          <table:table-cell table:number-columns-repeated="1015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5.45">
            <text:p>5,45</text:p>
          </table:table-cell>
          <table:table-cell table:style-name="ce6" office:value-type="float" office:value="2.7">
            <text:p>2,7</text:p>
          </table:table-cell>
          <table:table-cell table:formula="of:=[.B17]-[.C17]" office:value-type="float" office:value="2.75">
            <text:p>2,75</text:p>
          </table:table-cell>
          <table:table-cell table:style-name="ce9" table:formula="of:=([.D17]/[.$D$21])*100" office:value-type="float" office:value="0.973141300116777">
            <text:p>0,973</text:p>
          </table:table-cell>
          <table:table-cell table:formula="of:=[.F16]-[.D17]" office:value-type="float" office:value="5.575">
            <text:p>5,575</text:p>
          </table:table-cell>
          <table:table-cell table:style-name="ce11" table:formula="of:=([.F17]/[.$D$21])*100" office:value-type="float" office:value="1.97282281750947">
            <text:p>1,97</text:p>
          </table:table-cell>
          <table:table-cell table:number-columns-repeated="1015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.5">
            <text:p>4,5</text:p>
          </table:table-cell>
          <table:table-cell table:style-name="ce6" office:value-type="float" office:value="2.75">
            <text:p>2,75</text:p>
          </table:table-cell>
          <table:table-cell table:formula="of:=[.B18]-[.C18]" office:value-type="float" office:value="1.75">
            <text:p>1,75</text:p>
          </table:table-cell>
          <table:table-cell table:style-name="ce9" table:formula="of:=([.D18]/[.$D$21])*100" office:value-type="float" office:value="0.619271736437949">
            <text:p>0,619</text:p>
          </table:table-cell>
          <table:table-cell table:formula="of:=[.F17]-[.D18]" office:value-type="float" office:value="3.825">
            <text:p>3,825</text:p>
          </table:table-cell>
          <table:table-cell table:style-name="ce11" table:formula="of:=([.F18]/[.$D$21])*100" office:value-type="float" office:value="1.35355108107152">
            <text:p>1,35</text:p>
          </table:table-cell>
          <table:table-cell table:number-columns-repeated="1015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.25">
            <text:p>5,25</text:p>
          </table:table-cell>
          <table:table-cell table:style-name="ce6" office:value-type="float" office:value="2.73">
            <text:p>2,73</text:p>
          </table:table-cell>
          <table:table-cell table:formula="of:=[.B19]-[.C19]" office:value-type="float" office:value="2.52">
            <text:p>2,52</text:p>
          </table:table-cell>
          <table:table-cell table:style-name="ce9" table:formula="of:=([.D19]/[.$D$21])*100" office:value-type="float" office:value="0.891751300470646">
            <text:p>0,892</text:p>
          </table:table-cell>
          <table:table-cell table:formula="of:=[.F18]-[.D19]" office:value-type="float" office:value="1.305">
            <text:p>1,305</text:p>
          </table:table-cell>
          <table:table-cell table:style-name="ce11" table:formula="of:=([.F19]/[.$D$21])*100" office:value-type="float" office:value="0.46179978060087">
            <text:p>0,46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F</text:p>
          </table:table-cell>
          <table:table-cell table:style-name="ce2" office:value-type="float" office:value="4.05">
            <text:p>4,05</text:p>
          </table:table-cell>
          <table:table-cell table:style-name="ce5" office:value-type="float" office:value="2.745">
            <text:p>2,745</text:p>
          </table:table-cell>
          <table:table-cell table:style-name="ce2" table:formula="of:=[.B20]-[.C20]" office:value-type="float" office:value="1.305">
            <text:p>1,305</text:p>
          </table:table-cell>
          <table:table-cell table:style-name="ce10" table:formula="of:=([.D20]/[.$D$21])*100" office:value-type="float" office:value="0.46179978060087">
            <text:p>0,462</text:p>
          </table:table-cell>
          <table:table-cell table:style-name="ce2" table:formula="of:=[.F10]-[.D20]" office:value-type="float" office:value="167.755">
            <text:p>167,755</text:p>
          </table:table-cell>
          <table:table-cell table:style-name="ce11" table:formula="of:=([.F20]/[.$D$21])*100" office:value-type="float" office:value="59.3633886549418">
            <text:p>59,36</text:p>
          </table:table-cell>
          <table:table-cell table:style-name="ce2"/>
          <table:table-cell/>
          <table:table-cell table:style-name="ce2" table:number-columns-repeated="1013"/>
        </table:table-row>
        <table:table-row table:style-name="ro3">
          <table:table-cell table:number-columns-repeated="3"/>
          <table:table-cell table:formula="of:=SUM([.D3:.D20])" office:value-type="float" office:value="282.59">
            <text:p>282,59</text:p>
          </table:table-cell>
          <table:table-cell table:formula="of:=SUM([.E3:.E20])" office:value-type="float" office:value="100">
            <text:p>100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office:value-type="string">
            <text:p>campione (g)</text:p>
          </table:table-cell>
          <table:table-cell table:number-columns-repeated="3"/>
          <table:table-cell office:value-type="string">
            <text:p>Curva Granulometrica</text:p>
          </table:table-cell>
          <table:table-cell table:number-columns-repeated="1017"/>
        </table:table-row>
        <table:table-row table:style-name="ro3">
          <table:table-cell office:value-type="float" office:value="300">
            <text:p>300</text:p>
          </table:table-cell>
          <table:table-cell table:number-columns-repeated="1021"/>
        </table:table-row>
        <table:table-row table:style-name="ro3">
          <table:table-cell table:number-columns-repeated="1022"/>
        </table:table-row>
        <table:table-row table:style-name="ro3">
          <table:table-cell>
            <draw:frame table:end-cell-address="Foglio1.H44" table:end-x="1.517cm" table:end-y="0.403cm" draw:z-index="0" draw:style-name="gr1" draw:text-style-name="P1" svg:width="17.971cm" svg:height="8.22cm" svg:x="0.001cm" svg:y="0.312cm">
              <draw:object draw:notify-on-update-of-ranges="Foglio1.A3:Foglio1.A19 Foglio1.G3:Foglio1.G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Foglio1.Q46" table:end-x="0.888cm" table:end-y="0.126cm" draw:z-index="1" draw:style-name="gr1" draw:text-style-name="P1" svg:width="15.999cm" svg:height="8.999cm" svg:x="2.227cm" svg:y="0.159cm">
              <draw:object draw:notify-on-update-of-ranges="Foglio1.I3:Foglio1.I13 Foglio1.M3:Foglio1.M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3">
          <table:table-cell office:value-type="float" office:value="500">
            <text:p>500</text:p>
          </table:table-cell>
          <table:table-cell/>
          <table:table-cell table:formula="of:=[.G10]" office:value-type="float" office:value="59.8251884355427">
            <text:p>59,8251884355</text:p>
          </table:table-cell>
          <table:table-cell table:number-columns-repeated="1019"/>
        </table:table-row>
        <table:table-row table:style-name="ro3">
          <table:table-cell office:value-type="float" office:value="600">
            <text:p>600</text:p>
          </table:table-cell>
          <table:table-cell/>
          <table:table-cell table:formula="of:=[.G9]" office:value-type="float" office:value="72.0673059910117">
            <text:p>72,067305991</text:p>
          </table:table-cell>
          <table:table-cell table:number-columns-repeated="1019"/>
        </table:table-row>
        <table:table-row table:style-name="ro3">
          <table:table-cell office:value-type="float" office:value="710">
            <text:p>710</text:p>
          </table:table-cell>
          <table:table-cell/>
          <table:table-cell table:formula="of:=[.G8]" office:value-type="float" office:value="82.0729679040306">
            <text:p>82,072967904</text:p>
          </table:table-cell>
          <table:table-cell table:number-columns-repeated="1019"/>
        </table:table-row>
        <table:table-row table:style-name="ro3">
          <table:table-cell office:value-type="float" office:value="850">
            <text:p>850</text:p>
          </table:table-cell>
          <table:table-cell/>
          <table:table-cell table:formula="of:=[.G7]" office:value-type="float" office:value="86.1654694079762">
            <text:p>86,165469408</text:p>
          </table:table-cell>
          <table:table-cell table:number-columns-repeated="1019"/>
        </table:table-row>
        <table:table-row table:style-name="ro3">
          <table:table-cell office:value-type="float" office:value="1000">
            <text:p>1000</text:p>
          </table:table-cell>
          <table:table-cell/>
          <table:table-cell table:formula="of:=[.G6]" office:value-type="float" office:value="90.3482076506599">
            <text:p>90,3482076507</text:p>
          </table:table-cell>
          <table:table-cell table:number-columns-repeated="1019"/>
        </table:table-row>
        <table:table-row table:style-name="ro3">
          <table:table-cell office:value-type="float" office:value="1250">
            <text:p>1250</text:p>
          </table:table-cell>
          <table:table-cell/>
          <table:table-cell table:formula="of:=[.G5]" office:value-type="float" office:value="94.6194132842634">
            <text:p>94,6194132843</text:p>
          </table:table-cell>
          <table:table-cell table:number-columns-repeated="1019"/>
        </table:table-row>
        <table:table-row table:style-name="ro3">
          <table:table-cell office:value-type="float" office:value="1400">
            <text:p>1400</text:p>
          </table:table-cell>
          <table:table-cell/>
          <table:table-cell table:formula="of:=[.G4]" office:value-type="float" office:value="97.0965002300152">
            <text:p>97,09650023</text:p>
          </table:table-cell>
          <table:table-cell table:number-columns-repeated="1019"/>
        </table:table-row>
        <table:table-row table:style-name="ro3">
          <table:table-cell office:value-type="float" office:value="1600">
            <text:p>1600</text:p>
          </table:table-cell>
          <table:table-cell/>
          <table:table-cell table:formula="of:=[.G3]" office:value-type="float" office:value="99.0357054389752">
            <text:p>99,035705439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Foglio1.C26:Foglio1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24/07/2014</text:date>, <text:time>12.59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54:47.68</meta:creation-date>
    <dc:date>2014-07-24T12:59:34.93</dc:date>
    <meta:editing-duration>PT9H32M34S</meta:editing-duration>
    <meta:editing-cycles>21</meta:editing-cycles>
    <meta:generator>OpenOffice/4.1.0$Win32 OpenOffice.org_project/410m18$Build-9764</meta:generator>
    <meta:document-statistic meta:table-count="3" meta:cell-count="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972cm" svg:height="8.221cm" xlink:href=".." xlink:type="simple" chart:class="chart:scatter" chart:style-name="ch1">
        <chart:plot-area chart:style-name="ch2" table:cell-range-address="Foglio1.A3:Foglio1.A19 Foglio1.G3:Foglio1.G20" svg:x="0.475cm" svg:y="0.761cm" svg:width="17.081cm" svg:height="6.968cm">
          <chartooo:coordinate-region svg:x="1.758cm" svg:y="0.973cm" svg:width="15.426cm" svg:height="6.0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oglio1.G3:Foglio1.G20" chart:class="chart:scatter">
            <chart:domain table:cell-range-address="Foglio1.A3:Foglio1.A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">
                <text:p>1600</text:p>
                <draw:g>
                  <svg:desc>Foglio1.A3:Foglio1.A19</svg:desc>
                </draw:g>
              </table:table-cell>
              <table:table-cell office:value-type="float" office:value="99.0357054389752">
                <text:p>99.0357054389752</text:p>
                <draw:g>
                  <svg:desc>Foglio1.G3:Foglio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97.0965002300152">
                <text:p>97.0965002300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94.6194132842634">
                <text:p>94.6194132842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90.3482076506599">
                <text:p>90.3482076506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  <table:table-cell office:value-type="float" office:value="86.1654694079762">
                <text:p>86.1654694079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0">
                <text:p>710</text:p>
              </table:table-cell>
              <table:table-cell office:value-type="float" office:value="82.0729679040306">
                <text:p>82.0729679040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72.0673059910117">
                <text:p>72.0673059910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9.8251884355427">
                <text:p>59.8251884355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37.4624013588591">
                <text:p>37.4624013588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5">
                <text:p>355</text:p>
              </table:table-cell>
              <table:table-cell office:value-type="float" office:value="30.2753105205421">
                <text:p>30.2753105205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8.7710110053434">
                <text:p>18.771011005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14.3370253724477">
                <text:p>14.3370253724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11.1309671255175">
                <text:p>11.130967125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2.94596411762624">
                <text:p>2.94596411762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.97282281750947">
                <text:p>1.97282281750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1.35355108107152">
                <text:p>1.35355108107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0.46179978060087">
                <text:p>0.46179978060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9.3633886549418">
                <text:p>59.3633886549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Sabbia Kuwait -Caracciolo</text:p>
        </chart:title>
        <chart:subtitle svg:x="6.871cm" svg:y="1.275cm" chart:style-name="ch3">
          <text:p>Curva 0-600</text:p>
        </chart:subtitle>
        <chart:plot-area chart:style-name="ch4" table:cell-range-address="Foglio1.I3:Foglio1.I13 Foglio1.M3:Foglio1.M12" svg:x="1.358cm" svg:y="2.318cm" svg:width="14.002cm" svg:height="5.494cm">
          <chartooo:coordinate-region svg:x="2.641cm" svg:y="2.53cm" svg:width="12.439cm" svg:height="4.609cm"/>
          <chart:axis chart:dimension="x" chart:name="primary-x" chart:style-name="ch5">
            <chart:title svg:x="7.243cm" svg:y="7.993cm" chart:style-name="ch6">
              <text:p>Diametro (μm)</text:p>
            </chart:title>
          </chart:axis>
          <chart:axis chart:dimension="y" chart:name="primary-y" chart:style-name="ch7">
            <chart:title svg:x="0.451cm" svg:y="6.286cm" chart:style-name="ch8">
              <text:p>Percentuale (%)</text:p>
            </chart:title>
            <chart:grid chart:style-name="ch9" chart:class="major"/>
          </chart:axis>
          <chart:series chart:style-name="ch10" chart:values-cell-range-address="Foglio1.M3:Foglio1.M12" chart:class="chart:scatter">
            <chart:domain table:cell-range-address="Foglio1.I3:Foglio1.I1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Colon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Foglio1.I3:Foglio1.I13</svg:desc>
                </draw:g>
              </table:table-cell>
              <table:table-cell office:value-type="float" office:value="88.1157753498179">
                <text:p>88.1157753498179</text:p>
                <draw:g>
                  <svg:desc>Foglio1.M3:Foglio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73.7396971439525">
                <text:p>73.7396971439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8.4186313973548">
                <text:p>48.4186313973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9.5629672225417">
                <text:p>39.5629672225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6.0686218133027">
                <text:p>26.0686218133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0.2223500095841">
                <text:p>20.2223500095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15.737013609354">
                <text:p>15.737013609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5.82710369944413">
                <text:p>5.82710369944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73778033352502">
                <text:p>3.73778033352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.01265094882117">
                <text:p>2.01265094882117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